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8e86ae" draw:textarea-horizontal-align="justify" draw:textarea-vertical-align="middle" draw:auto-grow-height="false" fo:min-height="1.413cm" fo:min-width="5.03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011cm" fo:min-width="4.479cm"/>
      <style:paragraph-properties style:writing-mode="lr-tb"/>
    </style:style>
    <style:style style:name="gr3" style:family="graphic" style:parent-style-name="standard">
      <style:graphic-properties draw:fill="solid" draw:fill-color="#afd095" draw:textarea-horizontal-align="justify" draw:textarea-vertical-align="middle" draw:auto-grow-height="false" fo:min-height="4.963cm" fo:min-width="4.83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026cm" fo:min-width="4.9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012cm" fo:min-width="5.079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objectwithoutfill">
      <style:graphic-properties draw:stroke="dash" draw:stroke-dash="Long_20_Dash" draw:marker-end="Arrow" draw:marker-end-width="0.3cm" draw:fill="solid" draw:textarea-vertical-align="middle"/>
    </style:style>
    <style:style style:name="gr8" style:family="graphic" style:parent-style-name="standard">
      <style:graphic-properties draw:fill="solid" draw:fill-color="#ffde59" draw:textarea-horizontal-align="justify" draw:textarea-vertical-align="middle" draw:auto-grow-height="false" fo:min-height="0.854cm" fo:min-width="4.97cm"/>
      <style:paragraph-properties style:writing-mode="lr-tb"/>
    </style:style>
    <style:style style:name="gr9" style:family="graphic" style:parent-style-name="standard">
      <style:graphic-properties draw:fill="solid" draw:fill-color="#ffde59" draw:textarea-horizontal-align="justify" draw:textarea-vertical-align="middle" draw:auto-grow-height="false" fo:min-height="0.731cm" fo:min-width="4.982cm"/>
      <style:paragraph-properties style:writing-mode="lr-tb"/>
    </style:style>
    <style:style style:name="gr10" style:family="graphic" style:parent-style-name="standard">
      <style:graphic-properties draw:fill="solid" draw:fill-color="#ffde59" draw:textarea-horizontal-align="justify" draw:textarea-vertical-align="middle" draw:auto-grow-height="false" fo:min-height="0.655cm" fo:min-width="4.992cm"/>
      <style:paragraph-properties style:writing-mode="lr-tb"/>
    </style:style>
    <style:style style:name="gr11" style:family="graphic" style:parent-style-name="standard">
      <style:graphic-properties draw:fill="solid" draw:fill-color="#ffde59" draw:textarea-horizontal-align="justify" draw:textarea-vertical-align="middle" draw:auto-grow-height="false" fo:min-height="0.748cm" fo:min-width="4.98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8e86ae"/>
      <style:paragraph-properties fo:text-align="center" style:writing-mode="lr-tb"/>
    </style:style>
    <style:style style:name="P3" style:family="paragraph">
      <style:paragraph-properties fo:text-align="start" style:writing-mode="lr-tb">
        <style:tab-stops/>
      </style:paragraph-properties>
    </style:style>
    <style:style style:name="P4" style:family="paragraph">
      <loext:graphic-properties draw:fill="solid" draw:fill-color="#afd095"/>
      <style:paragraph-properties fo:text-align="start" style:writing-mode="lr-tb">
        <style:tab-stops/>
      </style:paragraph-properties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solid" draw:fill-color="#ffde59"/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715cm" svg:height="1.843cm" svg:x="3.189cm" svg:y="4.491cm">
          <text:p text:style-name="P1">Battery AA x4</text:p>
          <text:p text:style-name="P1">NiMH 3.6V - 6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5.115cm" svg:height="1.397cm" svg:x="10.744cm" svg:y="4.656cm">
          <text:p text:style-name="P1">3.3V Regula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3" draw:id="id3" draw:layer="layout" svg:width="5.896cm" svg:height="5.775cm" svg:x="10.344cm" svg:y="6.817cm">
          <text:p text:style-name="P3"><text:span text:style-name="T1">Xbee</text:span></text:p>
          <text:p text:style-name="P3"><text:s/>- cycle sleep</text:p>
          <text:p text:style-name="P3"><text:s/>- read analog</text:p>
          <text:p text:style-name="P3"><text:s text:c="3"/>* soil</text:p>
          <text:p text:style-name="P3"><text:s text:c="3"/>* air temp</text:p>
          <text:p text:style-name="P3"><text:s text:c="3"/>* luminosity</text:p>
          <text:p text:style-name="P3"><text:s text:c="3"/>* battery lev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5" draw:id="id5" draw:layer="layout" svg:width="5.588cm" svg:height="1.414cm" svg:x="3.243cm" svg:y="10.986cm">
          <text:p text:style-name="P1">3.3V Regulato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4" draw:id="id4" draw:layer="layout" svg:width="5.715cm" svg:height="1.398cm" svg:x="3.189cm" svg:y="8.657cm">
          <text:p text:style-name="P1">Switc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8.904cm" svg:y1="5.412cm" svg:x2="10.744cm" svg:y2="5.354cm" draw:start-shape="id1" draw:start-glue-point="1" draw:end-shape="id2" draw:end-glue-point="3" svg:d="M8904 5412l1840-58" svg:viewBox="0 0 1841 59">
          <text:p/>
        </draw:connector>
        <draw:connector draw:style-name="gr7" draw:text-style-name="P5" draw:layer="layout" draw:type="line" svg:x1="10.344cm" svg:y1="9.704cm" svg:x2="8.904cm" svg:y2="9.356cm" draw:start-shape="id3" draw:start-glue-point="3" draw:end-shape="id4" draw:end-glue-point="1" svg:d="M10344 9704l-1440-348" svg:viewBox="0 0 1441 349">
          <text:p/>
        </draw:connector>
        <draw:connector draw:style-name="gr6" draw:text-style-name="P5" draw:layer="layout" draw:type="line" svg:x1="6.046cm" svg:y1="10.055cm" svg:x2="6.037cm" svg:y2="10.986cm" draw:start-shape="id4" draw:start-glue-point="2" draw:end-shape="id5" draw:end-glue-point="0" svg:d="M6046 10055l-9 931" svg:viewBox="0 0 10 932">
          <text:p/>
        </draw:connector>
        <draw:custom-shape draw:style-name="gr8" draw:text-style-name="P6" xml:id="id6" draw:id="id6" draw:layer="layout" svg:width="5.588cm" svg:height="1.222cm" svg:x="7.196cm" svg:y="13.199cm">
          <text:p text:style-name="P1">Soil moistur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xml:id="id7" draw:id="id7" draw:layer="layout" svg:width="5.588cm" svg:height="1.087cm" svg:x="7.223cm" svg:y="14.639cm">
          <text:p text:style-name="P1">Air temp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xml:id="id9" draw:id="id9" draw:layer="layout" svg:width="5.588cm" svg:height="1.001cm" svg:x="7.223cm" svg:y="17.311cm">
          <text:p text:style-name="P1">V divide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6" xml:id="id8" draw:id="id8" draw:layer="layout" svg:width="5.588cm" svg:height="1.106cm" svg:x="7.223cm" svg:y="15.952cm">
          <text:p text:style-name="P1">Luminosity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6.037cm" svg:y1="12.4cm" svg:x2="7.196cm" svg:y2="13.81cm" draw:start-shape="id5" draw:start-glue-point="2" draw:end-shape="id6" draw:end-glue-point="3" svg:d="M6037 12400v1410h1159" svg:viewBox="0 0 1160 1411">
          <text:p/>
        </draw:connector>
        <draw:connector draw:style-name="gr6" draw:text-style-name="P5" draw:layer="layout" svg:x1="6.037cm" svg:y1="12.4cm" svg:x2="7.223cm" svg:y2="15.182cm" draw:start-shape="id5" draw:start-glue-point="2" draw:end-shape="id7" draw:end-glue-point="3" svg:d="M6037 12400v2782h1186" svg:viewBox="0 0 1187 2783">
          <text:p/>
        </draw:connector>
        <draw:connector draw:style-name="gr6" draw:text-style-name="P5" draw:layer="layout" svg:x1="6.037cm" svg:y1="12.4cm" svg:x2="7.223cm" svg:y2="16.505cm" draw:start-shape="id5" draw:start-glue-point="2" draw:end-shape="id8" draw:end-glue-point="3" svg:d="M6037 12400v4105h1186" svg:viewBox="0 0 1187 4106">
          <text:p/>
        </draw:connector>
        <draw:connector draw:style-name="gr6" draw:text-style-name="P5" draw:layer="layout" svg:x1="12.784cm" svg:y1="13.81cm" svg:x2="13.292cm" svg:y2="12.592cm" draw:start-shape="id6" draw:start-glue-point="1" draw:end-shape="id3" draw:end-glue-point="2" svg:d="M12784 13810h508v-1218" svg:viewBox="0 0 509 1219">
          <text:p/>
        </draw:connector>
        <draw:connector draw:style-name="gr6" draw:text-style-name="P5" draw:layer="layout" svg:x1="12.811cm" svg:y1="15.182cm" svg:x2="13.292cm" svg:y2="12.592cm" draw:start-shape="id7" draw:start-glue-point="1" draw:end-shape="id3" draw:end-glue-point="2" svg:d="M12811 15182h502v-1567h-21v-1023" svg:viewBox="0 0 503 2591">
          <text:p/>
        </draw:connector>
        <draw:connector draw:style-name="gr6" draw:text-style-name="P5" draw:layer="layout" svg:x1="12.811cm" svg:y1="16.505cm" svg:x2="13.292cm" svg:y2="12.592cm" draw:start-shape="id8" draw:start-glue-point="1" draw:end-shape="id3" draw:end-glue-point="2" svg:d="M12811 16505h502v-2233h-21v-1680" svg:viewBox="0 0 503 3914">
          <text:p/>
        </draw:connector>
        <draw:connector draw:style-name="gr6" draw:text-style-name="P5" draw:layer="layout" svg:x1="12.811cm" svg:y1="17.811cm" svg:x2="13.292cm" svg:y2="12.592cm" draw:start-shape="id9" draw:start-glue-point="1" draw:end-shape="id3" draw:end-glue-point="2" svg:d="M12811 17811h502v-2860h-21v-2359" svg:viewBox="0 0 503 5220">
          <text:p/>
        </draw:connector>
        <draw:connector draw:style-name="gr6" draw:text-style-name="P5" draw:layer="layout" draw:line-skew="-0.544cm" svg:x1="3.189cm" svg:y1="9.356cm" svg:x2="7.223cm" svg:y2="17.811cm" draw:start-shape="id4" draw:start-glue-point="3" draw:end-shape="id9" draw:end-glue-point="3" svg:d="M3189 9356h-1046v8455h5080" svg:viewBox="0 0 5081 8456">
          <text:p/>
        </draw:connector>
        <draw:connector draw:style-name="gr6" draw:text-style-name="P5" draw:layer="layout" draw:type="line" svg:x1="6.046cm" svg:y1="6.334cm" svg:x2="6.046cm" svg:y2="8.657cm" draw:start-shape="id1" draw:start-glue-point="2" draw:end-shape="id4" draw:end-glue-point="0" svg:d="M6046 6334v2323" svg:viewBox="0 0 1 2324">
          <text:p/>
        </draw:connector>
        <draw:connector draw:style-name="gr6" draw:text-style-name="P5" draw:layer="layout" draw:type="line" svg:x1="13.301cm" svg:y1="6.053cm" svg:x2="13.292cm" svg:y2="6.817cm" draw:start-shape="id2" draw:start-glue-point="2" draw:end-shape="id3" draw:end-glue-point="0" svg:d="M13301 6053l-9 764" svg:viewBox="0 0 10 765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3T21:51:29.286996408</meta:creation-date>
    <dc:date>2022-08-23T23:00:27.507461683</dc:date>
    <meta:editing-duration>PT29M35S</meta:editing-duration>
    <meta:editing-cycles>15</meta:editing-cycles>
    <meta:generator>LibreOffice/6.4.7.2$Linux_X86_64 LibreOffice_project/40$Build-2</meta:generator>
    <meta:document-statistic meta:object-count="22"/>
  </office:meta>
</office:document-meta>
</file>